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5bbca" officeooo:paragraph-rsid="000ae799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68b18" officeooo:paragraph-rsid="000ae79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d31fe" officeooo:paragraph-rsid="000d31f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d31fe" officeooo:paragraph-rsid="000dd44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bold" officeooo:rsid="02e5bbca" officeooo:paragraph-rsid="000ae79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bold" officeooo:rsid="02e5bbca" officeooo:paragraph-rsid="000ae799" style:font-style-asian="normal" style:font-weight-asian="bold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indent="0in"/>
    </style:style>
    <style:style style:name="P1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e799"/>
    </style:style>
    <style:style style:name="T2" style:family="text">
      <style:text-properties style:font-name="Liberation Serif1"/>
    </style:style>
    <style:style style:name="T3" style:family="text">
      <style:text-properties officeooo:rsid="000e3984"/>
    </style:style>
    <style:style style:name="T4" style:family="text">
      <style:text-properties officeooo:rsid="000f707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3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10</text:span></text:p>
      <text:p text:style-name="P6">Ejercicio <text:span text:style-name="T1">1</text:span></text:p>
      <text:p text:style-name="P2">Calcula la capacidad equivalente del circuito, siendo: </text:p>
      <text:p text:style-name="P2"><draw:frame draw:style-name="fr1" draw:name="Object33" text:anchor-type="as-char" svg:y="-0.1484in" svg:width="0.778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1" draw:name="Object34" text:anchor-type="as-char" svg:y="-0.1484in" svg:width="1.0193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<draw:frame draw:style-name="fr1" draw:name="Object35" text:anchor-type="as-char" svg:y="-0.1484in" svg:width="1.072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y <draw:frame draw:style-name="fr1" draw:name="Object36" text:anchor-type="as-char" svg:y="-0.1484in" svg:width="1.0437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<draw:g text:anchor-type="paragraph" draw:z-index="11" draw:style-name="gr1"><draw:line draw:style-name="gr2" draw:text-style-name="P8" svg:x1="0.0004in" svg:y1="1.787in" svg:x2="0.7894in" svg:y2="1.787in"><text:p/></draw:line><draw:line draw:style-name="gr2" draw:text-style-name="P8" svg:x1="0.7874in" svg:y1="2.5736in" svg:x2="0.7874in" svg:y2="0.9988in"><text:p/></draw:line><draw:line draw:style-name="gr2" draw:text-style-name="P8" svg:x1="0.7878in" svg:y1="0.9996in" svg:x2="1.5768in" svg:y2="0.9996in"><text:p/></draw:line><draw:line draw:style-name="gr2" draw:text-style-name="P8" svg:x1="1.5744in" svg:y1="1.1957in" svg:x2="1.5744in" svg:y2="0.802in"><text:p/></draw:line><draw:line draw:style-name="gr2" draw:text-style-name="P8" svg:x1="1.6531in" svg:y1="1.1957in" svg:x2="1.6531in" svg:y2="0.802in"><text:p/></draw:line><draw:line draw:style-name="gr2" draw:text-style-name="P8" svg:x1="1.6539in" svg:y1="0.9996in" svg:x2="2.3587in" svg:y2="0.9945in"><text:p/></draw:line><draw:line draw:style-name="gr2" draw:text-style-name="P8" svg:x1="2.7555in" svg:y1="0.802in" svg:x2="2.7555in" svg:y2="0.4083in"><text:p/></draw:line><draw:line draw:style-name="gr2" draw:text-style-name="P8" svg:x1="2.8346in" svg:y1="0.802in" svg:x2="2.8346in" svg:y2="0.4083in"><text:p/></draw:line><draw:line draw:style-name="gr2" draw:text-style-name="P8" svg:x1="2.3618in" svg:y1="1.3925in" svg:x2="2.3618in" svg:y2="0.6051in"><text:p/></draw:line><draw:line draw:style-name="gr2" draw:text-style-name="P8" svg:x1="2.3646in" svg:y1="0.6059in" svg:x2="2.7583in" svg:y2="0.6059in"><text:p/></draw:line><draw:line draw:style-name="gr2" draw:text-style-name="P8" svg:x1="2.7555in" svg:y1="1.5894in" svg:x2="2.7555in" svg:y2="1.1957in"><text:p/></draw:line><draw:line draw:style-name="gr2" draw:text-style-name="P8" svg:x1="2.8346in" svg:y1="1.5894in" svg:x2="2.8346in" svg:y2="1.1957in"><text:p/></draw:line><draw:line draw:style-name="gr2" draw:text-style-name="P8" svg:x1="2.3646in" svg:y1="1.3933in" svg:x2="2.7583in" svg:y2="1.3933in"><text:p/></draw:line><draw:line draw:style-name="gr2" draw:text-style-name="P8" svg:x1="2.8374in" svg:y1="0.6059in" svg:x2="3.1441in" svg:y2="0.6059in"><text:p/></draw:line><draw:line draw:style-name="gr2" draw:text-style-name="P8" svg:x1="2.8374in" svg:y1="1.3933in" svg:x2="3.1441in" svg:y2="1.3933in"><text:p/></draw:line><draw:line draw:style-name="gr2" draw:text-style-name="P8" svg:x1="3.1492in" svg:y1="1.3925in" svg:x2="3.1492in" svg:y2="0.6051in"><text:p/></draw:line><draw:line draw:style-name="gr2" draw:text-style-name="P8" svg:x1="3.15in" svg:y1="0.9996in" svg:x2="3.939in" svg:y2="0.9996in"><text:p/></draw:line><draw:line draw:style-name="gr2" draw:text-style-name="P8" svg:x1="3.9374in" svg:y1="2.5736in" svg:x2="3.9374in" svg:y2="0.9988in"><text:p/></draw:line><draw:line draw:style-name="gr2" draw:text-style-name="P8" svg:x1="2.3618in" svg:y1="2.7705in" svg:x2="2.3618in" svg:y2="2.3768in"><text:p/></draw:line><draw:line draw:style-name="gr2" draw:text-style-name="P8" svg:x1="2.4409in" svg:y1="2.7705in" svg:x2="2.4409in" svg:y2="2.3768in"><text:p/></draw:line><draw:line draw:style-name="gr2" draw:text-style-name="P8" svg:x1="0.7878in" svg:y1="2.5744in" svg:x2="2.3449in" svg:y2="2.585in"><text:p/></draw:line><draw:line draw:style-name="gr2" draw:text-style-name="P8" svg:x1="2.4417in" svg:y1="2.5744in" svg:x2="3.928in" svg:y2="2.5846in"><text:p/></draw:line><draw:line draw:style-name="gr2" draw:text-style-name="P8" svg:x1="3.9374in" svg:y1="1.787in" svg:x2="4.7264in" svg:y2="1.787in"><text:p/></draw:line><draw:frame draw:style-name="gr3" draw:text-style-name="P10" svg:width="0.4094in" svg:height="0.3453in" svg:x="1.4126in" svg:y="0.4118in"><draw:text-box><text:p text:style-name="P9"><text:span text:style-name="T5">C</text:span><text:span text:style-name="T6">1</text:span></text:p></draw:text-box></draw:frame><draw:frame draw:style-name="gr3" draw:text-style-name="P10" svg:width="0.4098in" svg:height="0.3453in" svg:x="2.5933in" svg:y="0.0965in"><draw:text-box><text:p text:style-name="P9"><text:span text:style-name="T5">C</text:span><text:span text:style-name="T6">2</text:span></text:p></draw:text-box></draw:frame><draw:frame draw:style-name="gr3" draw:text-style-name="P10" svg:width="0.4098in" svg:height="0.3453in" svg:x="2.5933in" svg:y="0.8839in"><draw:text-box><text:p text:style-name="P9"><text:span text:style-name="T5">C</text:span><text:span text:style-name="T6">3</text:span></text:p></draw:text-box></draw:frame><draw:frame draw:style-name="gr3" draw:text-style-name="P10" svg:width="0.4098in" svg:height="0.3453in" svg:x="2.1992in" svg:y="2.0654in"><draw:text-box><text:p text:style-name="P9"><text:span text:style-name="T5">C</text:span><text:span text:style-name="T6">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C2 // C3 = 75 μF </text:p>
      <text:p text:style-name="P5">C1-C2/3 = <text:span text:style-name="T3">30</text:span> μF</text:p>
      <text:p text:style-name="P5">C123 //C4 = <text:span text:style-name="T3">40</text:span> μF</text:p>
      <text:p text:style-name="P2"/>
      <text:p text:style-name="P6"/>
      <text:p text:style-name="P7">Ejercicio <text:span text:style-name="T1">2</text:span></text:p>
      <text:p text:style-name="P2">Calcula la capacidad equivalente del circuito, siendo: </text:p>
      <text:p text:style-name="P2"><draw:frame draw:style-name="fr1" draw:name="Object37" text:anchor-type="as-char" svg:y="-0.1484in" svg:width="1.18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1" draw:name="Object38" text:anchor-type="as-char" svg:y="-0.1484in" svg:width="0.6929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<draw:frame draw:style-name="fr1" draw:name="Object39" text:anchor-type="as-char" svg:y="-0.1484in" svg:width="1.1547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40" text:anchor-type="as-char" svg:y="-0.1484in" svg:width="0.9661in" svg:height="0.2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,<draw:frame draw:style-name="fr1" draw:name="Object41" text:anchor-type="as-char" svg:y="-0.1484in" svg:width="1.0181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1" draw:name="Object42" text:anchor-type="as-char" svg:y="-0.1484in" svg:width="1.1917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 <draw:frame draw:style-name="fr1" draw:name="Object43" text:anchor-type="as-char" svg:y="-0.1484in" svg:width="1.1575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draw:g text:anchor-type="paragraph" draw:z-index="12" draw:style-name="gr1"><draw:line draw:style-name="gr2" draw:text-style-name="P8" svg:x1="0.7878in" svg:y1="2.1799in" svg:x2="1.5768in" svg:y2="2.1799in"><text:p/></draw:line><draw:line draw:style-name="gr2" draw:text-style-name="P8" svg:x1="1.5736in" svg:y1="3.7543in" svg:x2="1.5736in" svg:y2="2.1795in"><text:p/></draw:line><draw:line draw:style-name="gr2" draw:text-style-name="P8" svg:x1="1.5736in" svg:y1="2.1799in" svg:x2="2.3626in" svg:y2="2.1799in"><text:p/></draw:line><draw:line draw:style-name="gr2" draw:text-style-name="P8" svg:x1="2.3618in" svg:y1="2.3764in" svg:x2="2.3618in" svg:y2="1.9827in"><text:p/></draw:line><draw:line draw:style-name="gr2" draw:text-style-name="P8" svg:x1="2.4406in" svg:y1="2.3764in" svg:x2="2.4406in" svg:y2="1.9827in"><text:p/></draw:line><draw:line draw:style-name="gr2" draw:text-style-name="P8" svg:x1="2.4413in" svg:y1="2.1772in" svg:x2="3.1461in" svg:y2="2.1772in"><text:p/></draw:line><draw:line draw:style-name="gr2" draw:text-style-name="P8" svg:x1="3.5429in" svg:y1="2.3764in" svg:x2="3.5429in" svg:y2="1.9827in"><text:p/></draw:line><draw:line draw:style-name="gr2" draw:text-style-name="P8" svg:x1="3.6209in" svg:y1="2.3764in" svg:x2="3.6209in" svg:y2="1.9827in"><text:p/></draw:line><draw:line draw:style-name="gr2" draw:text-style-name="P8" svg:x1="3.1492in" svg:y1="2.9669in" svg:x2="3.1492in" svg:y2="2.1795in"><text:p/></draw:line><draw:line draw:style-name="gr2" draw:text-style-name="P8" svg:x1="3.1508in" svg:y1="2.1799in" svg:x2="3.5445in" svg:y2="2.1799in"><text:p/></draw:line><draw:line draw:style-name="gr2" draw:text-style-name="P8" svg:x1="3.5429in" svg:y1="3.1638in" svg:x2="3.5429in" svg:y2="2.7701in"><text:p/></draw:line><draw:line draw:style-name="gr2" draw:text-style-name="P8" svg:x1="3.6209in" svg:y1="3.1638in" svg:x2="3.6209in" svg:y2="2.7701in"><text:p/></draw:line><draw:line draw:style-name="gr2" draw:text-style-name="P8" svg:x1="3.1508in" svg:y1="2.9677in" svg:x2="3.5445in" svg:y2="2.9677in"><text:p/></draw:line><draw:line draw:style-name="gr2" draw:text-style-name="P8" svg:x1="3.6236in" svg:y1="2.1799in" svg:x2="3.9303in" svg:y2="2.1799in"><text:p/></draw:line><draw:line draw:style-name="gr2" draw:text-style-name="P8" svg:x1="3.6236in" svg:y1="2.9677in" svg:x2="3.9303in" svg:y2="2.9677in"><text:p/></draw:line><draw:line draw:style-name="gr2" draw:text-style-name="P8" svg:x1="3.9366in" svg:y1="2.9669in" svg:x2="3.9366in" svg:y2="2.1795in"><text:p/></draw:line><draw:line draw:style-name="gr2" draw:text-style-name="P8" svg:x1="3.9374in" svg:y1="2.1799in" svg:x2="4.7264in" svg:y2="2.1799in"><text:p/></draw:line><draw:line draw:style-name="gr2" draw:text-style-name="P8" svg:x1="4.7236in" svg:y1="3.7543in" svg:x2="4.7236in" svg:y2="2.1795in"><text:p/></draw:line><draw:line draw:style-name="gr2" draw:text-style-name="P8" svg:x1="3.1492in" svg:y1="3.9512in" svg:x2="3.1492in" svg:y2="3.5575in"><text:p/></draw:line><draw:line draw:style-name="gr2" draw:text-style-name="P8" svg:x1="3.2272in" svg:y1="3.9512in" svg:x2="3.2272in" svg:y2="3.5575in"><text:p/></draw:line><draw:line draw:style-name="gr2" draw:text-style-name="P8" svg:x1="1.5736in" svg:y1="3.7551in" svg:x2="3.1307in" svg:y2="3.7657in"><text:p/></draw:line><draw:line draw:style-name="gr2" draw:text-style-name="P8" svg:x1="3.2291in" svg:y1="3.7555in" svg:x2="4.7154in" svg:y2="3.7657in"><text:p/></draw:line><draw:line draw:style-name="gr2" draw:text-style-name="P8" svg:x1="4.7236in" svg:y1="2.1799in" svg:x2="5.5126in" svg:y2="2.1799in"><text:p/></draw:line><draw:frame draw:style-name="gr3" draw:text-style-name="P10" svg:width="0.4098in" svg:height="0.3453in" svg:x="2.239in" svg:y="1.6567in"><draw:text-box><text:p text:style-name="P9"><text:span text:style-name="T5">C</text:span><text:span text:style-name="T6">3</text:span></text:p></draw:text-box></draw:frame><draw:frame draw:style-name="gr3" draw:text-style-name="P10" svg:width="0.4098in" svg:height="0.3453in" svg:x="3.3803in" svg:y="1.6709in"><draw:text-box><text:p text:style-name="P9"><text:span text:style-name="T5">C</text:span><text:span text:style-name="T6">5</text:span></text:p></draw:text-box></draw:frame><draw:frame draw:style-name="gr3" draw:text-style-name="P10" svg:width="0.4098in" svg:height="0.3453in" svg:x="3.3803in" svg:y="2.4583in"><draw:text-box><text:p text:style-name="P9"><text:span text:style-name="T5">C</text:span><text:span text:style-name="T6">6</text:span></text:p></draw:text-box></draw:frame><draw:frame draw:style-name="gr3" draw:text-style-name="P10" svg:width="0.4098in" svg:height="0.3453in" svg:x="2.9866in" svg:y="3.2598in"><draw:text-box><text:p text:style-name="P9"><text:span text:style-name="T5">C</text:span><text:span text:style-name="T6">7</text:span></text:p></draw:text-box></draw:frame><draw:line draw:style-name="gr2" draw:text-style-name="P8" svg:x1="1.5736in" svg:y1="2.1795in" svg:x2="1.5736in" svg:y2="0.6047in"><text:p/></draw:line><draw:line draw:style-name="gr2" draw:text-style-name="P8" svg:x1="4.7236in" svg:y1="2.1795in" svg:x2="4.7236in" svg:y2="0.6047in"><text:p/></draw:line><draw:line draw:style-name="gr2" draw:text-style-name="P8" svg:x1="2.3622in" svg:y1="0.802in" svg:x2="2.3622in" svg:y2="0.4083in"><text:p/></draw:line><draw:line draw:style-name="gr2" draw:text-style-name="P8" svg:x1="2.4409in" svg:y1="0.802in" svg:x2="2.4409in" svg:y2="0.4083in"><text:p/></draw:line><draw:line draw:style-name="gr2" draw:text-style-name="P8" svg:x1="2.4417in" svg:y1="0.6031in" svg:x2="3.1465in" svg:y2="0.6031in"><text:p/></draw:line><draw:line draw:style-name="gr2" draw:text-style-name="P8" svg:x1="3.5433in" svg:y1="0.802in" svg:x2="3.5433in" svg:y2="0.4083in"><text:p/></draw:line><draw:line draw:style-name="gr2" draw:text-style-name="P8" svg:x1="3.622in" svg:y1="0.802in" svg:x2="3.622in" svg:y2="0.4083in"><text:p/></draw:line><draw:line draw:style-name="gr2" draw:text-style-name="P8" svg:x1="3.152in" svg:y1="0.6059in" svg:x2="3.5457in" svg:y2="0.6059in"><text:p/></draw:line><draw:line draw:style-name="gr2" draw:text-style-name="P8" svg:x1="3.5433in" svg:y1="1.5894in" svg:x2="3.5433in" svg:y2="1.1957in"><text:p/></draw:line><draw:line draw:style-name="gr2" draw:text-style-name="P8" svg:x1="3.622in" svg:y1="1.5894in" svg:x2="3.622in" svg:y2="1.1957in"><text:p/></draw:line><draw:line draw:style-name="gr2" draw:text-style-name="P8" svg:x1="3.152in" svg:y1="1.3933in" svg:x2="3.5457in" svg:y2="1.3933in"><text:p/></draw:line><draw:line draw:style-name="gr2" draw:text-style-name="P8" svg:x1="3.6236in" svg:y1="0.6059in" svg:x2="3.9303in" svg:y2="0.6059in"><text:p/></draw:line><draw:line draw:style-name="gr2" draw:text-style-name="P8" svg:x1="3.6236in" svg:y1="1.3933in" svg:x2="3.9303in" svg:y2="1.3933in"><text:p/></draw:line><draw:frame draw:style-name="gr3" draw:text-style-name="P10" svg:width="0.4098in" svg:height="0.3453in" svg:x="2.2in" svg:y="0.0965in"><draw:text-box><text:p text:style-name="P9"><text:span text:style-name="T5">C</text:span><text:span text:style-name="T6">1</text:span></text:p></draw:text-box></draw:frame><draw:frame draw:style-name="gr3" draw:text-style-name="P10" svg:width="0.4098in" svg:height="0.3453in" svg:x="3.3811in" svg:y="0.0965in"><draw:text-box><text:p text:style-name="P9"><text:span text:style-name="T5">C</text:span><text:span text:style-name="T6">2</text:span></text:p></draw:text-box></draw:frame><draw:frame draw:style-name="gr3" draw:text-style-name="P10" svg:width="0.4098in" svg:height="0.3453in" svg:x="3.3811in" svg:y="0.8839in"><draw:text-box><text:p text:style-name="P9"><text:span text:style-name="T5">C</text:span><text:span text:style-name="T6">4</text:span></text:p></draw:text-box></draw:frame><draw:line draw:style-name="gr2" draw:text-style-name="P8" svg:x1="3.1492in" svg:y1="2.1791in" svg:x2="3.1492in" svg:y2="1.3917in"><text:p/></draw:line><draw:line draw:style-name="gr2" draw:text-style-name="P8" svg:x1="3.9366in" svg:y1="2.1791in" svg:x2="3.9366in" svg:y2="1.3917in"><text:p/></draw:line><draw:line draw:style-name="gr2" draw:text-style-name="P8" svg:x1="1.5736in" svg:y1="0.6055in" svg:x2="2.3626in" svg:y2="0.6055in"><text:p/></draw:line><draw:line draw:style-name="gr2" draw:text-style-name="P8" svg:x1="3.9374in" svg:y1="0.6055in" svg:x2="4.7264in" svg:y2="0.605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C1-C2 = <text:span text:style-name="T4">1 </text:span><text:span text:style-name="T2">μ</text:span>F</text:p>
      <text:p text:style-name="P4">C4//C5//C6 = 0,004 <text:span text:style-name="T2">μ</text:span>F + 1 <text:span text:style-name="T2">μ</text:span>F + 3000 <text:span text:style-name="T2">μ</text:span>F = 3001,004 <text:span text:style-name="T2">μ</text:span>F</text:p>
      <text:p text:style-name="P4">C3-C456 = 1,999 <text:span text:style-name="T2">μ</text:span>F</text:p>
      <text:p text:style-name="P4">C1234567 = 7,999 <text:span text:style-name="T2">μ</text:span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1-19T09:25:49.323245683</dc:date>
    <meta:editing-duration>PT23M57S</meta:editing-duration>
    <meta:editing-cycles>12</meta:editing-cycles>
    <meta:generator>LibreOffice/4.2.8.2$Linux_x86 LibreOffice_project/420m0$Build-2</meta:generator>
    <meta:document-statistic meta:table-count="0" meta:image-count="0" meta:object-count="11" meta:page-count="2" meta:paragraph-count="14" meta:word-count="64" meta:character-count="312" meta:non-whitespace-character-count="257"/>
  </office:meta>
</office:document-meta>
</file>

<file path=Object 1/content.xml><?xml version="1.0" encoding="utf-8"?>
<math xmlns="http://www.w3.org/1998/Math/MathML" display="block">
  <semantics>
    <mrow>
      <mrow>
        <msub>
          <mi>C</mi>
          <mn>1</mn>
        </msub>
        <mo stretchy="false">=</mo>
        <mn>50</mn>
      </mrow>
      <mi mathvariant="italic">μF</mi>
    </mrow>
    <annotation encoding="StarMath 5.0">C rsub 1 =50 μF</annotation>
  </semantics>
</math>
</file>

<file path=Object 10/content.xml><?xml version="1.0" encoding="utf-8"?>
<math xmlns="http://www.w3.org/1998/Math/MathML" display="block">
  <semantics>
    <mrow>
      <mrow>
        <msub>
          <mi>C</mi>
          <mn>6</mn>
        </msub>
        <mo stretchy="false">=</mo>
        <mn>3000000</mn>
      </mrow>
      <mi mathvariant="italic">nF</mi>
    </mrow>
    <annotation encoding="StarMath 5.0">C rsub 6 = 3000000 nF</annotation>
  </semantics>
</math>
</file>

<file path=Object 11/content.xml><?xml version="1.0" encoding="utf-8"?>
<math xmlns="http://www.w3.org/1998/Math/MathML" display="block">
  <semantics>
    <mrow>
      <mrow>
        <msub>
          <mi>C</mi>
          <mn>7</mn>
        </msub>
        <mo stretchy="false">=</mo>
        <mn>0,000005</mn>
      </mrow>
      <mi>F</mi>
    </mrow>
    <annotation encoding="StarMath 5.0">C rsub 7 = 0,000005 F</annotation>
  </semantics>
</math>
</file>

<file path=Object 2/content.xml><?xml version="1.0" encoding="utf-8"?>
<math xmlns="http://www.w3.org/1998/Math/MathML" display="block">
  <semantics>
    <mrow>
      <mrow>
        <msub>
          <mi>C</mi>
          <mn>2</mn>
        </msub>
        <mo stretchy="false">=</mo>
        <mn>0,025</mn>
      </mrow>
      <mi mathvariant="italic">mF</mi>
    </mrow>
    <annotation encoding="StarMath 5.0">C rsub 2 = 0,025 mF</annotation>
  </semantics>
</math>
</file>

<file path=Object 3/content.xml><?xml version="1.0" encoding="utf-8"?>
<math xmlns="http://www.w3.org/1998/Math/MathML" display="block">
  <semantics>
    <mrow>
      <mrow>
        <msub>
          <mi>C</mi>
          <mn>3</mn>
        </msub>
        <mo stretchy="false">=</mo>
        <mn>0,00005</mn>
      </mrow>
      <mi>F</mi>
    </mrow>
    <annotation encoding="StarMath 5.0">C rsub 3 =0,00005 F</annotation>
  </semantics>
</math>
</file>

<file path=Object 4/content.xml><?xml version="1.0" encoding="utf-8"?>
<math xmlns="http://www.w3.org/1998/Math/MathML" display="block">
  <semantics>
    <mrow>
      <mrow>
        <msub>
          <mi>C</mi>
          <mn>4</mn>
        </msub>
        <mo stretchy="false">=</mo>
        <mn>10000</mn>
      </mrow>
      <mi mathvariant="italic">pF</mi>
    </mrow>
    <annotation encoding="StarMath 5.0">C rsub 4 =10000 pF</annotation>
  </semantics>
</math>
</file>

<file path=Object 5/content.xml><?xml version="1.0" encoding="utf-8"?>
<math xmlns="http://www.w3.org/1998/Math/MathML" display="block">
  <semantics>
    <mrow>
      <mrow>
        <msub>
          <mi>C</mi>
          <mn>1</mn>
        </msub>
        <mo stretchy="false">=</mo>
        <mn>3000000</mn>
      </mrow>
      <mi mathvariant="italic">nF</mi>
    </mrow>
    <annotation encoding="StarMath 5.0">C rsub 1 =3000000 nF</annotation>
  </semantics>
</math>
</file>

<file path=Object 6/content.xml><?xml version="1.0" encoding="utf-8"?>
<math xmlns="http://www.w3.org/1998/Math/MathML" display="block">
  <semantics>
    <mrow>
      <mrow>
        <msub>
          <mi>C</mi>
          <mn>2</mn>
        </msub>
        <mo stretchy="false">=</mo>
        <mn>1</mn>
      </mrow>
      <mi mathvariant="italic">μF</mi>
    </mrow>
    <annotation encoding="StarMath 5.0">C rsub 2 = 1 μF</annotation>
  </semantics>
</math>
</file>

<file path=Object 7/content.xml><?xml version="1.0" encoding="utf-8"?>
<math xmlns="http://www.w3.org/1998/Math/MathML" display="block">
  <semantics>
    <mrow>
      <mrow>
        <msub>
          <mi>C</mi>
          <mn>3</mn>
        </msub>
        <mo stretchy="false">=</mo>
        <mn>0,000002</mn>
      </mrow>
      <mi>F</mi>
    </mrow>
    <annotation encoding="StarMath 5.0">C rsub 3 = 0,000002 F</annotation>
  </semantics>
</math>
</file>

<file path=Object 8/content.xml><?xml version="1.0" encoding="utf-8"?>
<math xmlns="http://www.w3.org/1998/Math/MathML" display="block">
  <semantics>
    <mrow>
      <mrow>
        <msub>
          <mi>C</mi>
          <mn>4</mn>
        </msub>
        <mo stretchy="false">=</mo>
        <mn>4000</mn>
      </mrow>
      <mi mathvariant="italic">pF</mi>
    </mrow>
    <annotation encoding="StarMath 5.0">C rsub 4 = 4000 pF</annotation>
  </semantics>
</math>
</file>

<file path=Object 9/content.xml><?xml version="1.0" encoding="utf-8"?>
<math xmlns="http://www.w3.org/1998/Math/MathML" display="block">
  <semantics>
    <mrow>
      <mrow>
        <msub>
          <mi>C</mi>
          <mn>5</mn>
        </msub>
        <mo stretchy="false">=</mo>
        <mn>0,001</mn>
      </mrow>
      <mi mathvariant="italic">mF</mi>
    </mrow>
    <annotation encoding="StarMath 5.0">C rsub 5 = 0,001 mF</annotation>
  </semantics>
</math>
</file>